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aco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style:font-name="Monaco"/>
    </style:style>
    <style:style style:name="P3" style:family="paragraph" style:parent-style-name="Text_20_body" style:list-style-name="L2"/>
    <style:style style:name="T1" style:family="text">
      <style:text-properties style:font-name="Monaco"/>
    </style:style>
    <style:style style:name="T2" style:family="text">
      <style:text-properties style:font-name="Monaco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 Domibus-iADAATPA</text:h>
      <text:h text:style-name="Heading_20_3" text:outline-level="3">Setup</text:h>
      <text:p text:style-name="Text_20_body">Utilizamos 2 máquinas (Ubuntu 16.04 en Amazon):</text:p>
      <text:p text:style-name="Text_20_body"><text:tab/>- 52.50.218.51, es la máquina que contiene el Access Point del Servidor y el Bridge de Servidor [SERVER]</text:p>
      <text:list xml:id="list7334412330272756224" text:style-name="L1">
        <text:list-item>
          <text:list>
            <text:list-item>
              <text:p text:style-name="P1">54.171.7.119, es la máquina que contiene el Access Point del Cliente y el Bridge de Cliente/Plugin [CLIENT]</text:p>
              <text:p text:style-name="P1"/>
            </text:list-item>
          </text:list>
        </text:list-item>
      </text:list>
      <text:h text:style-name="Heading_20_3" text:outline-level="3">Acceso a las máquinas</text:h>
      <text:p text:style-name="Text_20_body">El acceso se hace por ssh con el usuario ubuntu y un PEM (diferente para cada una de ellas): </text:p>
      <text:p text:style-name="Text_20_body"><text:tab/>[SERVER] <text:span text:style-name="T1">ssh -i IBWC2.pem ubuntu@52.50.218.51</text:span></text:p>
      <text:p text:style-name="Text_20_body"><text:tab/>[CLIENT] <text:span text:style-name="T1">ssh -i IADAATPA.pem ubuntu@54.171.7.119</text:span></text:p>
      <text:p text:style-name="Text_20_body">(los ficheros pem os los paso por email)</text:p>
      <text:p text:style-name="Text_20_body"/>
      <text:h text:style-name="Heading_20_2" text:outline-level="2">Domibus</text:h>
      <text:p text:style-name="Text_20_body">En ambas máquinas DOMIBUS está instalado en <text:span text:style-name="T1">/home/ubuntu/cef</text:span></text:p>
      <text:p text:style-name="Text_20_body">Y el repositorio de ficheros del FilePlugin está en <text:span text:style-name="T1">/home/ubuntu/filestore</text:span></text:p>
      <text:p text:style-name="Text_20_body"/>
      <text:p text:style-name="Text_20_body">Para arrancar DOMIBUS en cada una de las máquinas:</text:p>
      <text:p text:style-name="Text_20_body"><text:tab/><text:span text:style-name="T1">sudo service mysql start</text:span></text:p>
      <text:p text:style-name="Text_20_body"><text:tab/><text:span text:style-name="T1">sudo /home/ubuntu/cef/domibus/bin/startup.sh </text:span></text:p>
      <text:p text:style-name="Text_20_body"/>
      <text:p text:style-name="Text_20_body">Para comprobar que Domibus funciona</text:p>
      <text:p text:style-name="Text_20_body"><text:tab/><text:span text:style-name="T1">sudo tail -f /home/ubuntu/cef/domibus/logs/catalina.out</text:span></text:p>
      <text:p text:style-name="Text_20_body"><text:tab/><text:span text:style-name="T1">sudo service mysql status</text:span></text:p>
      <text:p text:style-name="Text_20_body"/>
      <text:p text:style-name="Text_20_body">Para verificar que todo está OK hay que entrar en administración:</text:p>
      <text:p text:style-name="Text_20_body"><text:tab/><text:span text:style-name="T3">http://52.50.218.51:8080/domibus/</text:span> <text:s text:c="2"/>(usuario:admin, password:123456)</text:p>
      <text:p text:style-name="Text_20_body"><text:tab/><text:span text:style-name="T3">http://54.171.7.119:8080/domibus/</text:span> <text:s text:c="2"/>(usuario:admin, password:123456)</text:p>
      <text:p text:style-name="Text_20_body"/>
      <text:p text:style-name="Text_20_body">Si todo funciona lo que pasa es que:</text:p>
      <text:p text:style-name="Text_20_body"><text:tab/>- Cualquier fichero que se copie en uno de los directorios <text:span text:style-name="T1">filestore/OUT</text:span> aparecerá en la otra máquina en un subdirectorio de <text:span text:style-name="T1">filestore/IN</text:span></text:p>
      <text:p text:style-name="Text_20_body"><text:soft-page-break/><text:tab/>(se puede verificar en este momento, antes de pasar hacia adelante. Esto prueba el mecanismo de comunicación Domibus/AS4. Las trazas como los mensajes en la web de administración deben corroborarlo)</text:p>
      <text:p text:style-name="Text_20_body"/>
      <text:h text:style-name="Heading_20_3" text:outline-level="3">Bridges</text:h>
      <text:p text:style-name="Text_20_body">Los bridges son programas Python3.5 que están en <text:span text:style-name="T1">/home/ubuntu/bridge</text:span></text:p>
      <text:p text:style-name="Text_20_body">Arranque del bridge en máquina CLIENT</text:p>
      <text:p text:style-name="P2"><text:tab/>cd /home/ubuntu/bridge</text:p>
      <text:p text:style-name="P2"><text:tab/>sudo python3.5 sClient.py</text:p>
      <text:p text:style-name="P2"/>
      <text:p text:style-name="Text_20_body">El bridge cliente está arrancado. Espera peticiones 'como si fuera el servidor iADAATPA' en el puerto 8090</text:p>
      <text:p text:style-name="Text_20_body">Como se ha arrancado desde la consola, en pantalla aparece el output-log. La sesión ssh debe de mantenerse arrancada durante todo el test. </text:p>
      <text:p text:style-name="Text_20_body"/>
      <text:p text:style-name="Text_20_body"/>
      <text:p text:style-name="Text_20_body">Arranque del bridge en máquina SERVER</text:p>
      <text:p text:style-name="P2"><text:tab/>cd /home/ubuntu/bridge</text:p>
      <text:p text:style-name="P2"><text:tab/>sudo python3.5 sServer.py</text:p>
      <text:p text:style-name="P2"/>
      <text:p text:style-name="Text_20_body">El bridge server está arrancado. Vigila el directorio <text:span text:style-name="T1">filestore/IN</text:span>, cuando recibe algún fichero lo envía a iADAATPA y espera a que se procese (traduzca). Cuando el fichero está traducido lo copia en <text:span text:style-name="T1">filestore/OUT</text:span></text:p>
      <text:p text:style-name="Text_20_body">Como se ha arrancado desde la consola, en pantalla aparece el output-log. La sesión ssh debe de mantenerse arrancada durante todo el test. </text:p>
      <text:p text:style-name="Text_20_body"/>
      <text:p text:style-name="Text_20_body"/>
      <text:p text:style-name="Text_20_body"/>
      <text:h text:style-name="Heading_20_3" text:outline-level="3">Test</text:h>
      <text:p text:style-name="Text_20_body">El test consiste en enviar un HTTP POST al bridge de cliente con un fichero e inmediatamente mandar POSTs para recuperar la traducción.</text:p>
      <text:p text:style-name="Text_20_body">Los posts que aparecen a continuación pueden cargarse en POSTMAN pero también puede utilizarse otra herramienta o un simple curl. <text:s/></text:p>
      <text:p text:style-name="Text_20_body">1. Enviando una petición de traducción:</text:p>
      <text:p text:style-name="P2"><text:tab/>POST /api/atranslatefile HTTP/1.1</text:p>
      <text:p text:style-name="P2"><text:tab/>Host: 54.171.7.119:8090</text:p>
      <text:p text:style-name="P2"><text:tab/>Content-Type: application/json</text:p>
      <text:p text:style-name="P2"><text:soft-page-break/><text:tab/>{</text:p>
      <text:p text:style-name="P2"><text:tab/><text:tab/>"token":"123456",</text:p>
      <text:p text:style-name="P2"><text:tab/><text:tab/>"source":"es",</text:p>
      <text:p text:style-name="P2"><text:tab/><text:tab/>"target":"en",</text:p>
      <text:p text:style-name="P2"><text:tab/><text:tab/>"fileType":"txt",</text:p>
      <text:p text:style-name="P2"><text:tab/><text:tab/>"file":"SG9sYSEKRXN0YSBlcyBvdHJhIGzDrW5lYS4="</text:p>
      <text:p text:style-name="P2"><text:tab/><text:tab/></text:p>
      <text:p text:style-name="P2"><text:tab/>}</text:p>
      <text:p text:style-name="P2"/>
      <text:p text:style-name="Text_20_body">El bridge cliente recibe la petición y la procesa (copiando el fichero en f<text:span text:style-name="T1">ilestore/OUT</text:span>). La petición debe devolver:</text:p>
      <text:p text:style-name="P2">{"success": "true", "data": {"guid": 1}, "error": "null"}</text:p>
      <text:p text:style-name="Text_20_body"/>
      <text:p text:style-name="Text_20_body">Anotar el guid (en este caso <text:span text:style-name="T2">1</text:span>), porque es el identificador que necesitaremos para recuperar la traducción.</text:p>
      <text:p text:style-name="Text_20_body"/>
      <text:p text:style-name="Text_20_body"/>
      <text:p text:style-name="Text_20_body">2. Recuperando el fichero traducido:</text:p>
      <text:p text:style-name="P2"><text:tab/>POST /api/aretrievefiletranslation HTTP/1.1</text:p>
      <text:p text:style-name="P2"><text:tab/>Host: 54.171.7.119:8090</text:p>
      <text:p text:style-name="P2"><text:tab/>Content-Type: application/json</text:p>
      <text:p text:style-name="P2"><text:tab/>{</text:p>
      <text:p text:style-name="P2"><text:tab/><text:tab/>"token":"123456",</text:p>
      <text:p text:style-name="P2"><text:tab/><text:tab/>"guid":"<text:span text:style-name="T4">1</text:span>"</text:p>
      <text:p text:style-name="P2"><text:tab/>}</text:p>
      <text:p text:style-name="P2"/>
      <text:p text:style-name="Text_20_body">Si el fichero no está traducido todavía el resultado es:</text:p>
      <text:p text:style-name="P2">{"error": {"code": 16, "statusCode": 400, "message": "Missing &lt;guid&gt;"}, "success": "false", "data": "null"}</text:p>
      <text:p text:style-name="P2"/>
      <text:p text:style-name="Text_20_body">Si el fichero ya está traducido el resultado es:</text:p>
      <text:p text:style-name="P2">{"error": "null", "success": "true", "data": {"guid": "1", "file": "SGVsbG8hIAoKVGhpcyBpcyBhbm90aGVyIGxpbmUuCg==", "fileType": "txt"}}</text:p>
      <text:p text:style-name="P2"/>
      <text:p text:style-name="Text_20_body"><text:soft-page-break/>Los campos file, en lo dos POST están codificados Base64. Pueden descodificarse facilmente, por ejemplo en <text:span text:style-name="T3">https://codebeautify.org/base64-decode</text:span></text:p>
      <text:p text:style-name="Text_20_body"/>
      <text:h text:style-name="Heading_20_3" text:outline-level="3">Verificación</text:h>
      <text:p text:style-name="Text_20_body">Una verificación completa debería además:</text:p>
      <text:list xml:id="list5454966227218316911" text:style-name="L2">
        <text:list-item>
          <text:p text:style-name="P3">Comprobar que el código de Domibus 3.3.3 y el FilePlugin son los oficiales descargables del repositorio de Domibus.</text:p>
        </text:list-item>
        <text:list-item>
          <text:p text:style-name="P3">Comprobar con el administrador de los Access Points Domibus (Server y Client) que la petición de traducción a generado mensajes entre los 2 Domibus.</text:p>
        </text:list-item>
        <text:list-item>
          <text:p text:style-name="P3">Verificar el código de los 2 Bridges. Es MUY sencillo y la verificación se puede hacer en media hora.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aco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estela</meta:initial-creator>
    <meta:creation-date>2018-10-20T19:08:28</meta:creation-date>
    <meta:document-statistic meta:table-count="0" meta:image-count="0" meta:object-count="0" meta:page-count="4" meta:paragraph-count="73" meta:word-count="590" meta:character-count="4215"/>
    <dc:date>2018-10-20T19:23:40</dc:date>
    <dc:creator>a estela</dc:creator>
    <meta:editing-duration>PT15M12S</meta:editing-duration>
    <meta:editing-cycles>1</meta:editing-cycles>
    <meta:generator>OpenOffice/4.1.5$Unix OpenOffice.org_project/415m1$Build-9789</meta:generator>
  </office:meta>
</office:document-meta>
</file>